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0.9625in" style:rel-column-width="10515*"/>
    </style:style>
    <style:style style:name="Table1.B" style:family="table-column">
      <style:table-column-properties style:column-width="5.0375in" style:rel-column-width="55020*"/>
    </style:style>
    <style:style style:name="P1" style:family="paragraph" style:parent-style-name="Body_20_Text">
      <style:text-properties style:font-name="Times New Roman1" style:font-name-asian="Times New Roman" style:font-name-complex="Times New Roman"/>
    </style:style>
    <style:style style:name="P2" style:family="paragraph" style:parent-style-name="Body_20_Text">
      <style:text-properties fo:font-weight="bold" style:font-weight-asian="bold" style:font-weight-complex="bold"/>
    </style:style>
    <style:style style:name="P3" style:family="paragraph" style:parent-style-name="Chapter_20_Number" style:master-page-name="Standard"/>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rent-style-name="Code_20_Inline">
      <style:text-properties style:font-name="TheSansMonoConNormal" style:font-name-asian="Times New Roman" style:font-name-complex="Times New Roman"/>
    </style:style>
    <style:style style:name="T4" style:family="text">
      <style:text-properties style:font-name="Times New Roman1" style:font-name-asian="Times New Roman" style:font-name-complex="Times New Roman"/>
    </style:style>
    <style:style style:name="T5" style:family="text" style:parent-style-name="Code_20_Inline">
      <style:text-properties style:font-name="Times New Roman1" style:font-name-asian="Times New Roman" style:font-name-complex="Times New Roman"/>
    </style:style>
    <style:style style:name="T6" style:family="text">
      <style:text-properties fo:font-weight="bold" style:font-weight-asian="bold" style:font-weight-complex="bold"/>
    </style:style>
    <style:style style:name="T7" style:family="text" style:parent-style-name="Code_20_Inline">
      <style:text-properties fo:font-weight="normal" style:font-weight-asian="normal" style:font-weight-complex="normal"/>
    </style:style>
    <style:style style:name="T8" style:family="text">
      <style:text-properties fo:font-style="normal" style:font-style-asian="normal" style:font-style-complex="normal"/>
    </style:style>
    <number:number-style style:name="N0">
      <number:number number:min-integer-digits="1"/>
    </number:number-style>
  </office:automatic-styles>
  <office:body>
    <office:text>
      <office:forms form:automatic-focus="false" form:apply-design-mode="false"/>
      <text:tracked-changes>
        <text:changed-region text:id="ct1242625160">
          <text:insertion>
            <office:change-info>
              <dc:creator>Ray Lischner</dc:creator>
              <dc:date>2006-09-15T14:20:00</dc:date>
            </office:change-info>
          </text:insertion>
        </text:changed-region>
        <text:changed-region text:id="ct1242624376">
          <text:deletion>
            <office:change-info>
              <dc:creator>Ray Lischner</dc:creator>
              <dc:date>2006-09-15T14:20:00</dc:date>
            </office:change-info>
            <text:p text:style-name="Body_20_Text_20_First">understand</text:p>
          </text:deletion>
        </text:changed-region>
        <text:changed-region text:id="ct1241894076">
          <text:insertion>
            <office:change-info>
              <dc:creator>Ray Lischner</dc:creator>
              <dc:date>2006-09-15T14:20:00</dc:date>
            </office:change-info>
          </text:insertion>
        </text:changed-region>
        <text:changed-region text:id="ct1241893964">
          <text:insertion>
            <office:change-info>
              <dc:creator>Ray Lischner</dc:creator>
              <dc:date>2006-09-20T15:10:00</dc:date>
            </office:change-info>
          </text:insertion>
        </text:changed-region>
        <text:changed-region text:id="ct1241894524">
          <text:deletion>
            <office:change-info>
              <dc:creator>Ray Lischner</dc:creator>
              <dc:date>2006-09-15T14:22:00</dc:date>
            </office:change-info>
            <text:p text:style-name="Body_20_Text">also called </text:p>
          </text:deletion>
        </text:changed-region>
        <text:changed-region text:id="ct1241891948">
          <text:insertion>
            <office:change-info>
              <dc:creator>Ray Lischner</dc:creator>
              <dc:date>2006-09-15T14:23:00</dc:date>
            </office:change-info>
          </text:insertion>
        </text:changed-region>
        <text:changed-region text:id="ct1241893404">
          <text:deletion>
            <office:change-info>
              <dc:creator>Ray Lischner</dc:creator>
              <dc:date>2006-09-15T14:23:00</dc:date>
            </office:change-info>
            <text:p text:style-name="P1">ll</text:p>
          </text:deletion>
        </text:changed-region>
        <text:changed-region text:id="ct1241893852">
          <text:insertion>
            <office:change-info>
              <dc:creator>Ray Lischner</dc:creator>
              <dc:date>2006-09-15T14:23:00</dc:date>
            </office:change-info>
          </text:insertion>
        </text:changed-region>
        <text:changed-region text:id="ct1241891612">
          <text:deletion>
            <office:change-info>
              <dc:creator>Ray Lischner</dc:creator>
              <dc:date>2006-09-15T14:23:00</dc:date>
            </office:change-info>
            <text:p text:style-name="P1">s</text:p>
          </text:deletion>
        </text:changed-region>
        <text:changed-region text:id="ct1241893516">
          <text:deletion>
            <office:change-info>
              <dc:creator>Ray Lischner</dc:creator>
              <dc:date>2006-09-15T14:24:00</dc:date>
            </office:change-info>
            <text:p text:style-name="P1">use </text:p>
          </text:deletion>
        </text:changed-region>
        <text:changed-region text:id="ct1241893180">
          <text:insertion>
            <office:change-info>
              <dc:creator>Ray Lischner</dc:creator>
              <dc:date>2006-09-15T14:24:00</dc:date>
            </office:change-info>
          </text:insertion>
        </text:changed-region>
        <text:changed-region text:id="ct1241891836">
          <text:deletion>
            <office:change-info>
              <dc:creator>Ray Lischner</dc:creator>
              <dc:date>2006-09-15T14:24:00</dc:date>
            </office:change-info>
            <text:p text:style-name="P1"><text:s/>for digits</text:p>
          </text:deletion>
        </text:changed-region>
        <text:changed-region text:id="ct1241892060">
          <text:insertion>
            <office:change-info>
              <dc:creator>Ray Lischner</dc:creator>
              <dc:date>2006-09-15T14:24:00</dc:date>
            </office:change-info>
          </text:insertion>
        </text:changed-region>
        <text:changed-region text:id="ct1241894188">
          <text:insertion>
            <office:change-info>
              <dc:creator>Matthew Moodie</dc:creator>
              <dc:date>2006-08-04T16:53:00</dc:date>
            </office:change-info>
          </text:insertion>
        </text:changed-region>
        <text:changed-region text:id="ct1243012616">
          <text:insertion>
            <office:change-info>
              <dc:creator>Ray Lischner</dc:creator>
              <dc:date>2006-09-20T15:11:00</dc:date>
            </office:change-info>
          </text:insertion>
        </text:changed-region>
        <text:changed-region text:id="ct1243010488">
          <text:deletion>
            <office:change-info>
              <dc:creator>Matthew Moodie</dc:creator>
              <dc:date>2006-08-04T16:41:00</dc:date>
            </office:change-info>
            <text:p text:style-name="Body_20_Text">Because a</text:p>
          </text:deletion>
        </text:changed-region>
        <text:changed-region text:id="ct1243012952">
          <text:insertion>
            <office:change-info>
              <dc:creator>Matthew Moodie</dc:creator>
              <dc:date>2006-08-04T16:41:00</dc:date>
            </office:change-info>
          </text:insertion>
        </text:changed-region>
        <text:changed-region text:id="ct1243011048">
          <text:insertion>
            <office:change-info>
              <dc:creator>Matthew Moodie</dc:creator>
              <dc:date>2006-08-04T16:41:00</dc:date>
            </office:change-info>
          </text:insertion>
        </text:changed-region>
        <text:changed-region text:id="ct1243011496">
          <text:insertion>
            <office:change-info>
              <dc:creator>Matthew Moodie</dc:creator>
              <dc:date>2006-08-04T16:44:00</dc:date>
            </office:change-info>
          </text:insertion>
        </text:changed-region>
        <text:changed-region text:id="ct1243010936">
          <text:deletion>
            <office:change-info>
              <dc:creator>Matthew Moodie</dc:creator>
              <dc:date>2006-08-04T16:44:00</dc:date>
            </office:change-info>
            <text:p text:style-name="Body_20_Text">By </text:p>
          </text:deletion>
        </text:changed-region>
        <text:changed-region text:id="ct1243011384">
          <text:deletion>
            <office:change-info>
              <dc:creator>Matthew Moodie</dc:creator>
              <dc:date>2006-08-04T16:45:00</dc:date>
            </office:change-info>
            <text:p text:style-name="Body_20_Text">a character</text:p>
          </text:deletion>
        </text:changed-region>
        <text:changed-region text:id="ct1243009704">
          <text:insertion>
            <office:change-info>
              <dc:creator>Matthew Moodie</dc:creator>
              <dc:date>2006-08-04T16:45:00</dc:date>
            </office:change-info>
          </text:insertion>
        </text:changed-region>
        <text:changed-region text:id="ct1243011608">
          <text:deletion>
            <office:change-info>
              <dc:creator>Matthew Moodie</dc:creator>
              <dc:date>2006-08-04T16:44:00</dc:date>
            </office:change-info>
            <text:p text:style-name="Body_20_Text">you are </text:p>
          </text:deletion>
        </text:changed-region>
        <text:changed-region text:id="ct1243012392">
          <text:insertion>
            <office:change-info>
              <dc:creator>Matthew Moodie</dc:creator>
              <dc:date>2006-08-04T16:44:00</dc:date>
            </office:change-info>
          </text:insertion>
        </text:changed-region>
        <text:changed-region text:id="ct1243009928">
          <text:deletion>
            <office:change-info>
              <dc:creator>Matthew Moodie</dc:creator>
              <dc:date>2006-08-04T16:44:00</dc:date>
            </office:change-info>
            <text:p text:style-name="Body_20_Text">ft</text:p>
          </text:deletion>
        </text:changed-region>
        <text:changed-region text:id="ct1243009592">
          <text:insertion>
            <office:change-info>
              <dc:creator>Matthew Moodie</dc:creator>
              <dc:date>2006-08-04T16:44:00</dc:date>
            </office:change-info>
          </text:insertion>
        </text:changed-region>
        <text:changed-region text:id="ct1243011832">
          <text:deletion>
            <office:change-info>
              <dc:creator>Matthew Moodie</dc:creator>
              <dc:date>2006-08-04T16:41:00</dc:date>
            </office:change-info>
            <text:p text:style-name="Body_20_Text">
       <text:hidden-text text:condition="ooow:comment == 1" text:string-value="I think a little work on the wording would improve the readability of this paragraph" text:is-hidden="true">I think a little work on the wording would improve the readability of this paragraph</text:hidden-text>
      </text:p>
          </text:deletion>
        </text:changed-region>
        <text:changed-region text:id="ct1243012504">
          <text:insertion>
            <office:change-info>
              <dc:creator>Ray Lischner</dc:creator>
              <dc:date>2006-09-15T14:30:00</dc:date>
            </office:change-info>
          </text:insertion>
        </text:changed-region>
        <text:changed-region text:id="ct1243011160">
          <text:insertion>
            <office:change-info>
              <dc:creator>Ray Lischner</dc:creator>
              <dc:date>2006-09-15T14:36:00</dc:date>
            </office:change-info>
          </text:insertion>
        </text:changed-region>
        <text:changed-region text:id="ct1243012056">
          <text:insertion>
            <office:change-info>
              <dc:creator>Ray Lischner</dc:creator>
              <dc:date>2006-09-15T14:37:00</dc:date>
            </office:change-info>
          </text:insertion>
        </text:changed-region>
        <text:changed-region text:id="ct1243009144">
          <text:deletion>
            <office:change-info>
              <dc:creator>Ray Lischner</dc:creator>
              <dc:date>2006-09-15T14:37:00</dc:date>
            </office:change-info>
            <text:p text:style-name="Body_20_Text_20_Cont">Subsequent reads of any type do not skip over initial white space. If the next character to read turns out to be a white space character, however, that would result in an error when reading a number or end reading</text:p>
          </text:deletion>
        </text:changed-region>
        <text:changed-region text:id="ct1247152444">
          <text:deletion>
            <office:change-info>
              <dc:creator>Ray Lischner</dc:creator>
              <dc:date>2006-09-15T14:41:00</dc:date>
            </office:change-info>
            <text:p text:style-name="Body_20_Text_20_Cont"><text:s/>a string (so the string would be empty). You can re-enable the default behavior with the <text:span text:style-name="Code_20_Inline">std::skipws</text:span> manipulator.</text:p>
          </text:deletion>
        </text:changed-region>
        <text:changed-region text:id="ct1247152220">
          <text:insertion>
            <office:change-info>
              <dc:creator>Ray Lischner</dc:creator>
              <dc:date>2006-09-15T14:42:00</dc:date>
            </office:change-info>
          </text:insertion>
        </text:changed-region>
        <text:changed-region text:id="ct1233884280">
          <text:deletion>
            <office:change-info>
              <dc:creator>Matthew Moodie</dc:creator>
              <dc:date>2006-08-04T16:46:00</dc:date>
            </office:change-info>
            <text:p text:style-name="P2">
       <text:span text:style-name="T1">best</text:span>
      </text:p>
          </text:deletion>
        </text:changed-region>
        <text:changed-region text:id="ct1243011944">
          <text:insertion>
            <office:change-info>
              <dc:creator>Matthew Moodie</dc:creator>
              <dc:date>2006-08-04T16:47:00</dc:date>
            </office:change-info>
          </text:insertion>
        </text:changed-region>
        <text:changed-region text:id="ct1233884392">
          <text:deletion>
            <office:change-info>
              <dc:creator>Matthew Moodie</dc:creator>
              <dc:date>2006-08-04T16:47:00</dc:date>
            </office:change-info>
            <text:p text:style-name="P2">
       <text:span text:style-name="T1">
        <text:hidden-text text:condition="ooow:comment == 1" text:string-value="delete that 'best' it adds nothing" text:is-hidden="true">delete that 'best' it adds nothing</text:hidden-text>
       </text:span>
       <text:span text:style-name="T1"> </text:span>
      </text:p>
          </text:deletion>
        </text:changed-region>
        <text:changed-region text:id="ct1241847256">
          <text:deletion>
            <office:change-info>
              <dc:creator>Ray Lischner</dc:creator>
              <dc:date>2006-09-20T15:11:00</dc:date>
            </office:change-info>
            <text:p text:style-name="Code_20_First">tream</text:p>
          </text:deletion>
        </text:changed-region>
        <text:changed-region text:id="ct1241846920">
          <text:insertion>
            <office:change-info>
              <dc:creator>Ray Lischner</dc:creator>
              <dc:date>2006-09-20T15:11:00</dc:date>
            </office:change-info>
          </text:insertion>
        </text:changed-region>
        <text:changed-region text:id="ct1241848264">
          <text:deletion>
            <office:change-info>
              <dc:creator>Ray Lischner</dc:creator>
              <dc:date>2006-09-15T14:43:00</dc:date>
            </office:change-info>
            <text:p text:style-name="Body_20_Text">n</text:p>
          </text:deletion>
        </text:changed-region>
        <text:changed-region text:id="ct1241846472">
          <text:insertion>
            <office:change-info>
              <dc:creator>Ray Lischner</dc:creator>
              <dc:date>2006-09-15T14:43:00</dc:date>
            </office:change-info>
          </text:insertion>
        </text:changed-region>
        <text:changed-region text:id="ct1241848600">
          <text:deletion>
            <office:change-info>
              <dc:creator>Ray Lischner</dc:creator>
              <dc:date>2006-09-15T14:43:00</dc:date>
            </office:change-info>
            <text:p text:style-name="Body_20_Text">array</text:p>
          </text:deletion>
        </text:changed-region>
        <text:changed-region text:id="ct1241847480">
          <text:deletion>
            <office:change-info>
              <dc:creator>Ray Lischner</dc:creator>
              <dc:date>2006-09-15T14:43:00</dc:date>
            </office:change-info>
            <text:p text:style-name="Body_20_Text">n</text:p>
          </text:deletion>
        </text:changed-region>
        <text:changed-region text:id="ct1241845800">
          <text:deletion>
            <office:change-info>
              <dc:creator>Ray Lischner</dc:creator>
              <dc:date>2006-09-15T14:43:00</dc:date>
            </office:change-info>
            <text:p text:style-name="Body_20_Text">array</text:p>
          </text:deletion>
        </text:changed-region>
        <text:changed-region text:id="ct1241849608">
          <text:insertion>
            <office:change-info>
              <dc:creator>Ray Lischner</dc:creator>
              <dc:date>2006-09-15T14:43:00</dc:date>
            </office:change-info>
          </text:insertion>
        </text:changed-region>
        <text:changed-region text:id="ct1241846248">
          <text:deletion>
            <office:change-info>
              <dc:creator>Ray Lischner</dc:creator>
              <dc:date>2006-09-15T14:43:00</dc:date>
            </office:change-info>
            <text:p text:style-name="Body_20_Text">array</text:p>
          </text:deletion>
        </text:changed-region>
        <text:changed-region text:id="ct1241849048">
          <text:insertion>
            <office:change-info>
              <dc:creator>Ray Lischner</dc:creator>
              <dc:date>2006-09-15T14:43:00</dc:date>
            </office:change-info>
          </text:insertion>
        </text:changed-region>
        <text:changed-region text:id="ct1241849160">
          <text:insertion>
            <office:change-info>
              <dc:creator>Ray Lischner</dc:creator>
              <dc:date>2006-09-15T14:43:00</dc:date>
            </office:change-info>
          </text:insertion>
        </text:changed-region>
        <text:changed-region text:id="ct1241846584">
          <text:deletion>
            <office:change-info>
              <dc:creator>Ray Lischner</dc:creator>
              <dc:date>2006-09-15T14:43:00</dc:date>
            </office:change-info>
            <text:p text:style-name="Code">array</text:p>
          </text:deletion>
        </text:changed-region>
        <text:changed-region text:id="ct1241846024">
          <text:insertion>
            <office:change-info>
              <dc:creator>Ray Lischner</dc:creator>
              <dc:date>2006-09-15T14:43:00</dc:date>
            </office:change-info>
          </text:insertion>
        </text:changed-region>
        <text:changed-region text:id="ct1241848936">
          <text:deletion>
            <office:change-info>
              <dc:creator>Ray Lischner</dc:creator>
              <dc:date>2006-09-15T14:43:00</dc:date>
            </office:change-info>
            <text:p text:style-name="Code">array</text:p>
          </text:deletion>
        </text:changed-region>
        <text:changed-region text:id="ct1241842708">
          <text:deletion>
            <office:change-info>
              <dc:creator>Ray Lischner</dc:creator>
              <dc:date>2006-09-22T00:37:00</dc:date>
            </office:change-info>
            <text:p text:style-name="Code">array</text:p>
          </text:deletion>
        </text:changed-region>
        <text:changed-region text:id="ct1241848152">
          <text:insertion>
            <office:change-info>
              <dc:creator>Ray Lischner</dc:creator>
              <dc:date>2006-09-22T00:37:00</dc:date>
            </office:change-info>
          </text:insertion>
        </text:changed-region>
        <text:changed-region text:id="ct1243098636">
          <text:deletion>
            <office:change-info>
              <dc:creator>Ray Lischner</dc:creator>
              <dc:date>2006-09-15T14:44:00</dc:date>
            </office:change-info>
            <text:p text:style-name="Code"><text:s/>&gt;&gt; y</text:p>
          </text:deletion>
        </text:changed-region>
        <text:changed-region text:id="ct1243098188">
          <text:insertion>
            <office:change-info>
              <dc:creator>Ray Lischner</dc:creator>
              <dc:date>2006-09-15T14:44:00</dc:date>
            </office:change-info>
          </text:insertion>
        </text:changed-region>
        <text:changed-region text:id="ct1243097852">
          <text:deletion>
            <office:change-info>
              <dc:creator>Ray Lischner</dc:creator>
              <dc:date>2006-09-15T14:44:00</dc:date>
            </office:change-info>
            <text:p text:style-name="Body_20_Text_20_Cont">,</text:p>
          </text:deletion>
        </text:changed-region>
        <text:changed-region text:id="ct1243095948">
          <text:insertion>
            <office:change-info>
              <dc:creator>Ray Lischner</dc:creator>
              <dc:date>2006-09-15T14:44:00</dc:date>
            </office:change-info>
          </text:insertion>
        </text:changed-region>
        <text:changed-region text:id="ct1243097180">
          <text:deletion>
            <office:change-info>
              <dc:creator>Ray Lischner</dc:creator>
              <dc:date>2006-09-15T14:44:00</dc:date>
            </office:change-info>
            <text:p text:style-name="Body_20_Text_20_Cont">and an integer, </text:p>
          </text:deletion>
        </text:changed-region>
        <text:changed-region text:id="ct1243097628">
          <text:insertion>
            <office:change-info>
              <dc:creator>Ray Lischner</dc:creator>
              <dc:date>2006-09-15T14:44:00</dc:date>
            </office:change-info>
          </text:insertion>
        </text:changed-region>
        <text:changed-region text:id="ct1243096732">
          <text:insertion>
            <office:change-info>
              <dc:creator>Ray Lischner</dc:creator>
              <dc:date>2006-09-15T14:44:00</dc:date>
            </office:change-info>
          </text:insertion>
        </text:changed-region>
        <text:changed-region text:id="ct1243095612">
          <text:insertion>
            <office:change-info>
              <dc:creator>Ray Lischner</dc:creator>
              <dc:date>2006-09-15T14:45:00</dc:date>
            </office:change-info>
          </text:insertion>
        </text:changed-region>
        <text:changed-region text:id="ct1243097964">
          <text:insertion>
            <office:change-info>
              <dc:creator>Ray Lischner</dc:creator>
              <dc:date>2006-09-15T14:45:00</dc:date>
            </office:change-info>
          </text:insertion>
        </text:changed-region>
        <text:changed-region text:id="ct1243096284">
          <text:insertion>
            <office:change-info>
              <dc:creator>Ray Lischner</dc:creator>
              <dc:date>2006-09-15T14:45:00</dc:date>
            </office:change-info>
          </text:insertion>
        </text:changed-region>
        <text:changed-region text:id="ct1243097068">
          <text:deletion>
            <office:change-info>
              <dc:creator>Ray Lischner</dc:creator>
              <dc:date>2006-09-15T14:46:00</dc:date>
            </office:change-info>
            <text:p text:style-name="Body_20_Text">s</text:p>
          </text:deletion>
        </text:changed-region>
        <text:changed-region text:id="ct1243097516">
          <text:deletion>
            <office:change-info>
              <dc:creator>Ray Lischner</dc:creator>
              <dc:date>2006-09-15T14:46:00</dc:date>
            </office:change-info>
            <text:p text:style-name="Body_20_Text">the</text:p>
          </text:deletion>
        </text:changed-region>
        <text:changed-region text:id="ct1243095276">
          <text:insertion>
            <office:change-info>
              <dc:creator>Ray Lischner</dc:creator>
              <dc:date>2006-09-15T14:46:00</dc:date>
            </office:change-info>
          </text:insertion>
        </text:changed-region>
        <text:changed-region text:id="ct1243344192">
          <text:insertion>
            <office:change-info>
              <dc:creator>Matthew Moodie</dc:creator>
              <dc:date>2006-08-04T16:52:00</dc:date>
            </office:change-info>
          </text:insertion>
        </text:changed-region>
        <text:changed-region text:id="ct1243344416">
          <text:insertion>
            <office:change-info>
              <dc:creator>Ray Lischner</dc:creator>
              <dc:date>2006-09-20T15:12:00</dc:date>
            </office:change-info>
          </text:insertion>
        </text:changed-region>
        <text:changed-region text:id="ct1243343072">
          <text:insertion>
            <office:change-info>
              <dc:creator>Ray Lischner</dc:creator>
              <dc:date>2006-09-20T15:12:00</dc:date>
            </office:change-info>
          </text:insertion>
        </text:changed-region>
        <text:changed-region text:id="ct1243343632">
          <text:insertion>
            <office:change-info>
              <dc:creator>Ray Lischner</dc:creator>
              <dc:date>2006-09-20T15:13:00</dc:date>
            </office:change-info>
          </text:insertion>
        </text:changed-region>
        <text:changed-region text:id="ct1243342176">
          <text:insertion>
            <office:change-info>
              <dc:creator>Matthew Moodie</dc:creator>
              <dc:date>2006-08-04T16:52:00</dc:date>
            </office:change-info>
          </text:insertion>
        </text:changed-region>
        <text:changed-region text:id="ct1243340944">
          <text:insertion>
            <office:change-info>
              <dc:creator>Ray Lischner</dc:creator>
              <dc:date>2006-09-20T15:13: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sson"/>
      </text:sequence-decls>
      <text:p text:style-name="P3"><text:variable-set text:name="comment" text:display="none" text:formula="ooow:0" office:value-type="float" office:value="0" style:data-style-name="N0"/>Exploration <text:variable-set text:name="chapter" office:value-type="float" office:value="16" style:data-style-name="N0">16</text:variable-set></text:p>
      <text:p text:style-name="Chapter_20_Title">Characters</text:p>
      <text:p text:style-name="Body_20_Text_20_First">You have seen character literals in single quotes, such as <text:span text:style-name="Code_20_Inline">'\n'</text:span> to end a line of output, but <text:change-start text:change-id="ct1242625160"/>I <text:change-end text:change-id="ct1242625160"/>have not yet taken the time to <text:change text:change-id="ct1242624376"/><text:change-start text:change-id="ct1241894076"/>explain<text:change-end text:change-id="ct1241894076"/> these fundamental building blocks. Now is the time to explore characters in greater depth.</text:p>
      <text:p text:style-name="Heading_20_1">Character Type</text:p>
      <text:p text:style-name="Body_20_Text_20_First">The <text:span text:style-name="Code_20_Inline">char</text:span> type represents a single character. Internally, all computers represent characters as integers<text:hidden-text text:condition="ooow:comment == 1" text:string-value="Being pedantic, I do not think that is true. Computers represent characters by bit patterns." text:is-hidden="true">Being pedantic, I do not think that is true. Computers represent characters by bit patterns.</text:hidden-text><text:change-start text:change-id="ct1241893964"/><text:hidden-text text:condition="ooow:" text:string-value="[RL]Pick your level of abstraction: integers, bit patterns, magnetic domains, electrons and holes,quantum wave equations" text:is-hidden="true"/><text:change-end text:change-id="ct1241893964"/>. The <text:span text:style-name="T2">character set</text:span> defines the mapping between characters and numeric values. Common character sets are ISO 8859-1 (also called Latin-1) and ISO 10646 (same as Unicode), but many, many, other character sets remain in wide use.</text:p>
      <text:p text:style-name="Body_20_Text">The C++ standard does not mandate any particular character set. The literal <text:span text:style-name="Code_20_Inline">'4'</text:span> represents the digit 4, but the actual value that the computer uses internally is up to the implementation. You should not assume any particular character set. For example, in ISO 8859-1 (<text:change text:change-id="ct1241894524"/>Latin-1), <text:span text:style-name="Code_20_Inline">'4'</text:span> has the value 52, but in EBCDIC, it has the value 244.</text:p>
      <text:p text:style-name="Body_20_Text">Similarly, given a numeric value, you cannot assume anything about the character that value represents. If you know a char variable stores the value 169, the character might be <text:span text:style-name="Code_20_Inline">'z'</text:span> (EBCDIC), <text:span text:style-name="Code_20_Inline">'</text:span><text:span text:style-name="T3">©'</text:span><text:span text:style-name="T4"> (Unicode), or </text:span><text:span text:style-name="T3">'</text:span><text:span text:style-name="T5">Љ</text:span><text:span text:style-name="T3">'</text:span><text:span text:style-name="T4"> (ISO 8859-5).</text:span></text:p>
      <text:p text:style-name="Production">The last strange character is a Cyrillic capital LJE.</text:p>
      <text:p text:style-name="P1">C++ does not try to hide the fact that a character is actually a number. You can compare <text:span text:style-name="Code_20_Inline">char</text:span> values with <text:span text:style-name="Code_20_Inline">int</text:span> values, assign a <text:span text:style-name="Code_20_Inline">char</text:span> to an <text:span text:style-name="Code_20_Inline">int</text:span> variable, or do arithmetic with <text:span text:style-name="Code_20_Inline">char</text:span>s. Performing arithmetic is fraught with danger unless you know the actual character set, but C++ guarantees that <text:hidden-text text:condition="ooow:comment == 1" text:string-value="any character set it uses will represent the digits 0 to 9 by contiguous values." text:is-hidden="true">any character set it uses will represent the digits 0 to 9 by contiguous values.</text:hidden-text>a<text:change-start text:change-id="ct1241891948"/>ny<text:change-end text:change-id="ct1241891948"/><text:change text:change-id="ct1241893404"/> character set<text:change-start text:change-id="ct1241893852"/> your compiler and library support<text:change-end text:change-id="ct1241893852"/><text:change text:change-id="ct1241891612"/> <text:change text:change-id="ct1241893516"/><text:change-start text:change-id="ct1241893180"/>represents digit characters with <text:change-end text:change-id="ct1241893180"/>contiguous values<text:change text:change-id="ct1241891836"/><text:change-start text:change-id="ct1241892060"/>, starting at '0'<text:change-end text:change-id="ct1241892060"/>. Thus, for example, the following is true for all C++ implementations:</text:p>
      <text:p text:style-name="Code_20_Single"><text:hidden-text text:condition="ooow:" text:string-value=".assert" text:is-hidden="true"/>'0' + 7 == '7'</text:p>
      <text:p text:style-name="P1">Read Listing <text:variable-get text:name="chapter" office:value-type="float" style:data-style-name="N0">16</text:variable-get>-<text:reference-ref text:reference-format="text" text:ref-name="playchars_listing">1</text:reference-ref>.<text:change-start text:change-id="ct1241894188"/><text:span text:style-name="T1"><text:hidden-text text:condition="ooow:" text:string-value="[MM] The listings and tables have gone a bit wrong in this chapter it seems." text:is-hidden="true"/></text:span><text:change-end text:change-id="ct1241894188"/><text:change-start text:change-id="ct1243012616"/><text:span text:style-name="T1"><text:hidden-text text:condition="ooow:" text:string-value="[RL]They’re all automatic, so they’re unlikely to go wrong. Turn off View&gt;Field Names to see the numbers. My ODT-&gt;Word tool will convert all the sequences to static text." text:is-hidden="true"/></text:span><text:change-end text:change-id="ct1243012616"/> <text:span text:style-name="T6">What does the program do?</text:span><text:span text:style-name="T1"> (Hint: the </text:span><text:span text:style-name="T7">get</text:span><text:span text:style-name="T1"> member function reads a single character from the stream. It does not skip over white space or treat any character specially. Extra hint: what happens if you subtract </text:span><text:span text:style-name="T7">'0'</text:span><text:span text:style-name="T1"> from a character that you know to be a digit?)</text:span></text:p>
      <text:p text:style-name="Body_20_Text_20_First">~LLL</text:p>
      <text:p text:style-name="Body_20_Text_20_First">~LLL</text:p>
      <text:p text:style-name="Body_20_Text_20_First">~LLL</text:p>
      <text:p text:style-name="Body_20_Text_20_First">~LLL</text:p>
      <text:p text:style-name="Code_20_Caption">Listing <text:variable-get text:name="chapter" office:value-type="float" style:data-style-name="N0">16</text:variable-get>-<text:reference-mark-start text:name="playchars_listing"/><text:sequence text:ref-name="refText0" text:name="Text" text:formula="ooow:Text+1" style:num-format="1">1</text:sequence><text:reference-mark-end text:name="playchars_listing"/>. Working and playing with characters</text:p>
      <text:p text:style-name="Code_20_First">#include &lt;iostream&gt;</text:p>
      <text:p text:style-name="Code">#include &lt;istream&gt;</text:p>
      <text:p text:style-name="Code">#include &lt;ostream&gt;</text:p>
      <text:p text:style-name="Code"/>
      <text:p text:style-name="Code">int main()</text:p>
      <text:p text:style-name="Code">{</text:p>
      <text:p text:style-name="Code"><text:s text:c="2"/>int value(0);</text:p>
      <text:p text:style-name="Code"><text:s text:c="2"/>bool have_value(false);</text:p>
      <text:p text:style-name="Code"><text:s text:c="2"/>char ch(' ');</text:p>
      <text:p text:style-name="Code"/>
      <text:p text:style-name="Code"><text:s text:c="2"/>while (std::cin.get(ch))</text:p>
      <text:p text:style-name="Code"><text:s text:c="2"/>{</text:p>
      <text:p text:style-name="Code"><text:s text:c="4"/>if (ch &gt;= '0' and ch &lt;= '9')</text:p>
      <text:p text:style-name="Code"><text:s text:c="4"/>{</text:p>
      <text:p text:style-name="Code"><text:s text:c="6"/>value = ch - '0';</text:p>
      <text:p text:style-name="Code"><text:s text:c="6"/>have_value = true;</text:p>
      <text:p text:style-name="Code"><text:s text:c="6"/>while (std::cin.get(ch) and ch &gt;= '0' and ch &lt;= '9')</text:p>
      <text:p text:style-name="Code"><text:s text:c="8"/>value = value * 10 + ch - '0';</text:p>
      <text:p text:style-name="Code"><text:s text:c="4"/>}</text:p>
      <text:p text:style-name="Code"><text:s text:c="4"/>if (ch == '\n')</text:p>
      <text:p text:style-name="Code"><text:s text:c="4"/>{</text:p>
      <text:p text:style-name="Code"><text:s text:c="6"/>if (have_value)</text:p>
      <text:p text:style-name="Code"><text:s text:c="6"/>{</text:p>
      <text:p text:style-name="Code"><text:s text:c="8"/>std::cout &lt;&lt; value &lt;&lt; '\n';</text:p>
      <text:p text:style-name="Code"><text:s text:c="8"/>have_value = false;</text:p>
      <text:p text:style-name="Code"><text:s text:c="6"/>}</text:p>
      <text:p text:style-name="Code"><text:s text:c="4"/>}</text:p>
      <text:p text:style-name="Code"><text:s text:c="4"/>else if (ch != ' ' and ch != '\t')</text:p>
      <text:p text:style-name="Code"><text:s text:c="4"/>{</text:p>
      <text:p text:style-name="Code"><text:s text:c="6"/>std::cout &lt;&lt; '\a';</text:p>
      <text:p text:style-name="Code"><text:s text:c="6"/>while (std::cin.get(ch) and ch != '\n')</text:p>
      <text:p text:style-name="Code"><text:s text:c="8"/>/*empty*/;</text:p>
      <text:p text:style-name="Code"><text:s text:c="4"/>}</text:p>
      <text:p text:style-name="Code"><text:s text:c="2"/>}</text:p>
      <text:p text:style-name="Code_20_Last">}</text:p>
      <text:p text:style-name="Body_20_Text_20_Cont">Briefly, this program reads numbers from the standard input and echoes the values to the standard output. If the program reads any invalid characters, it alerts the user and ignores the rest of the line of input. Leading and trailing blank and tab characters are allowed. The program prints the saved numeric value only after reaching the end of an input line. That means if a line contains more than one valid number, the program prints only the last value.</text:p>
      <text:p text:style-name="Body_20_Text">The <text:span text:style-name="Code_20_Inline">get</text:span> function takes a character variable as an argument. It reads one character from the input stream and stores the character in that variable. The <text:span text:style-name="Code_20_Inline">get</text:span> function does not skip over white space. When you use <text:span text:style-name="Code_20_Inline">get</text:span> as a loop condition, <text:span text:style-name="Code_20_Inline">true</text:span> means to keep reading and <text:span text:style-name="Code_20_Inline">false</text:span> means there is no more input or there was some kind of input error.</text:p>
      <text:p text:style-name="Body_20_Text"><text:change text:change-id="ct1243010488"/><text:change-start text:change-id="ct1243012952"/>A<text:change-end text:change-id="ct1243012952"/>ll the digits characters have contiguous values, <text:change-start text:change-id="ct1243011048"/>so <text:change-end text:change-id="ct1243011048"/>the inner loop tests whether a character is a digit character by comparing it to the values for <text:span text:style-name="Code_20_Inline">'0'</text:span> and <text:span text:style-name="Code_20_Inline">'9'</text:span>. <text:change-start text:change-id="ct1243011496"/>If it is, <text:change-end text:change-id="ct1243011496"/><text:change text:change-id="ct1243010936"/>subtracting the value of <text:span text:style-name="Code_20_Inline">'0'</text:span> from <text:change text:change-id="ct1243011384"/><text:change-start text:change-id="ct1243009704"/>it<text:change-end text:change-id="ct1243009704"/>, <text:change text:change-id="ct1243011608"/>le<text:change-start text:change-id="ct1243012392"/>aves<text:change-end text:change-id="ct1243012392"/><text:change text:change-id="ct1243009928"/> <text:change-start text:change-id="ct1243009592"/>you <text:change-end text:change-id="ct1243009592"/>with an integer in the range 0 to 9<text:change text:change-id="ct1243011832"/>.</text:p>
      <text:p text:style-name="Body_20_Text">The final loop reads characters and does nothing with them. The loop ends when the character is a new line. In other words, the final loop reads and ignores the rest of the input line.</text:p>
      <text:p text:style-name="Body_20_Text">Programs, such as Listing <text:span text:style-name="T4"><text:variable-get text:name="chapter" office:value-type="float" style:data-style-name="N0">16</text:variable-get></text:span><text:span text:style-name="T4">-</text:span><text:span text:style-name="T4"><text:reference-ref text:reference-format="text" text:ref-name="playchars_listing">1</text:reference-ref></text:span><text:span text:style-name="T4">, that need to handle white space on their own can use </text:span><text:span text:style-name="T3">get</text:span><text:span text:style-name="T4">, <text:s/>or you can tell the input stream not to skip over white space prior to reading a number or anything else. The next section discusses character I/O in more detail.</text:span></text:p>
      <text:p text:style-name="Heading_20_1">Character I/O</text:p>
      <text:p text:style-name="Body_20_Text_20_First">As you saw, the <text:span text:style-name="Code_20_Inline">get</text:span> function reads a single character without treating white space specially. You can do the same thing with a normal input operator, but you must use the <text:span text:style-name="Code_20_Inline">std::noskipws</text:span> manipulator. <text:change-start text:change-id="ct1243012504"/>Restore the default behavior with the <text:span text:style-name="Code_20_Inline">std::skipws</text:span> manipulator (declared in <text:span text:style-name="Code_20_Inline">&lt;ios&gt;</text:span>):</text:p>
      <text:p text:style-name="Code_20_First">// Read two adjacent characters.</text:p>
      <text:p text:style-name="Code">char left, right;</text:p>
      <text:p text:style-name="Code">std::cin &gt;&gt; left &gt;&gt; std::noskipws &gt;&gt; right &gt;&gt; std::skipws;</text:p>
      <text:p text:style-name="Body_20_Text_20_Cont"><text:change-end text:change-id="ct1243012504"/><text:change-start text:change-id="ct1243011160"/>After turning off the <text:span text:style-name="Code_20_Inline">skipws</text:span> flag, the input stream does not skip over leading white space characters. If you were to try to read an integer, say, and the stream is positioned at <text:change-end text:change-id="ct1243011160"/><text:change-start text:change-id="ct1243012056"/><text:s/>white space, the read would fail. If you were to try to read a string, the string would be empty, and the stream position would not advance. So be careful if you decide not to skip white space. Typically, you would do that only when reading individual characters.<text:change-end text:change-id="ct1243012056"/><text:change text:change-id="ct1243009144"/><text:hidden-text text:condition="ooow:comment == 1" text:string-value="Sorry but I do not understand what you mean." text:is-hidden="true">Sorry but I do not understand what you mean.</text:hidden-text><text:change text:change-id="ct1247152444"/></text:p>
      <text:p text:style-name="Body_20_Text">Remember that an input stream uses the <text:span text:style-name="Code_20_Inline">&gt;&gt;</text:span> <text:hidden-text text:condition="ooow:comment == 1" text:string-value="did you ever actually tell your reader that?" text:is-hidden="true">did you ever actually tell your reader that?</text:hidden-text><text:change-start text:change-id="ct1247152220"/>[Exploration 11]<text:change-end text:change-id="ct1247152220"/>operator, even for manipulators. Using <text:span text:style-name="Code_20_Inline">&gt;&gt;</text:span> for manipulators seems to break the mnemonic of transferring data to the right, but it follows the convention of always using <text:span text:style-name="Code_20_Inline">&gt;&gt;</text:span> with an input stream. If you forget, the compiler will remind you.</text:p>
      <text:p text:style-name="P2">Write a program that reads the input stream one character at a time, and echoes the input to the standard output stream verbatim.<text:span text:style-name="T1"> This is not a demonstration of how </text:span><text:change text:change-id="ct1233884280"/><text:change-start text:change-id="ct1243011944"/><text:span text:style-name="T1"><text:s/></text:span><text:change-end text:change-id="ct1243011944"/><text:change text:change-id="ct1233884392"/><text:span text:style-name="T1">to copy streams, but an example of working with characters. Compare your program with Listing </text:span><text:span text:style-name="T1"><text:variable-get text:name="chapter" office:value-type="float" style:data-style-name="N0">16</text:variable-get></text:span><text:span text:style-name="T1">-</text:span><text:span text:style-name="T1"><text:reference-ref text:reference-format="text" text:ref-name="echo_listing">2</text:reference-ref></text:span><text:span text:style-name="T1">.</text:span></text:p>
      <text:p text:style-name="Code_20_Caption">Listing <text:variable-get text:name="chapter" office:value-type="float" style:data-style-name="N0">16</text:variable-get>-<text:reference-mark-start text:name="echo_listing"/><text:sequence text:ref-name="refText1" text:name="Text" text:formula="ooow:Text+1" style:num-format="1">2</text:sequence><text:reference-mark-end text:name="echo_listing"/>. Echoing input to output, one character at a time.</text:p>
      <text:p text:style-name="Code_20_First">#include &lt;ios<text:change text:change-id="ct1241847256"/>&gt;<text:change-start text:change-id="ct1241846920"/></text:p>
      <text:p text:style-name="Code">#include &lt;iostream&gt;<text:change-end text:change-id="ct1241846920"/></text:p>
      <text:p text:style-name="Code">#include &lt;istream&gt;</text:p>
      <text:p text:style-name="Code">#include &lt;ostream&gt;</text:p>
      <text:p text:style-name="Code"/>
      <text:p text:style-name="Code">int main()</text:p>
      <text:p text:style-name="Code">{</text:p>
      <text:p text:style-name="Code"><text:s text:c="2"/>std::cin &gt;&gt; std::noskipws;</text:p>
      <text:p text:style-name="Code"><text:s text:c="2"/>char ch;</text:p>
      <text:p text:style-name="Code"><text:s text:c="2"/>while (std::cin &gt;&gt; ch)</text:p>
      <text:p text:style-name="Code"><text:s text:c="4"/>std::cout &lt;&lt; ch;</text:p>
      <text:p text:style-name="Code_20_Last">}</text:p>
      <text:p text:style-name="Body_20_Text_20_Cont">You can also use the <text:span text:style-name="Code_20_Inline">get</text:span> member function, in which case, you don’t need the <text:span text:style-name="Code_20_Inline">noskipws</text:span> manipulator.</text:p>
      <text:p text:style-name="Body_20_Text">Let’s try something a little more challenging. Suppose you need to read a series of points. Each point is a pair of <text:span text:style-name="T2">x</text:span>, <text:span text:style-name="T2">y</text:span> coordinates, separated by a comma. White space is allowed before and after each number and around the comma. Read the points into a<text:change text:change-id="ct1241848264"/> <text:change-start text:change-id="ct1241846472"/>vector<text:change-end text:change-id="ct1241846472"/><text:change text:change-id="ct1241848600"/><text:hidden-text text:condition="ooow:comment == 1" text:string-value="I still do not like that usage even if you do typedef vector&lt;int&gt; to be called array" text:is-hidden="true">I still do not like that usage even if you do typedef vector&lt;int&gt; to be called array</text:hidden-text> of <text:span text:style-name="T2">x</text:span> values and a<text:change text:change-id="ct1241847480"/> <text:change text:change-id="ct1241845800"/><text:change-start text:change-id="ct1241849608"/>vector<text:change-end text:change-id="ct1241849608"/> of <text:span text:style-name="T2">y</text:span> values. Terminate the input loop if a point does not have a proper comma separator. Print the <text:change text:change-id="ct1241846248"/><text:change-start text:change-id="ct1241849048"/>vector<text:change-end text:change-id="ct1241849048"/> contents, one point per line. I know that’s dull, but the point is to experiment with character input. If you prefer, do something special with the data. Compare your result with Listing <text:variable-get text:name="chapter" office:value-type="float" style:data-style-name="N0">16</text:variable-get>-<text:reference-ref text:reference-format="text" text:ref-name="points_listing">3</text:reference-ref>.</text:p>
      <text:p text:style-name="Code_20_Caption">Listing <text:variable-get text:name="chapter" office:value-type="float" style:data-style-name="N0">16</text:variable-get>-<text:reference-mark-start text:name="points_listing"/><text:sequence text:ref-name="refText2" text:name="Text" text:formula="ooow:Text+1" style:num-format="1">3</text:sequence><text:reference-mark-end text:name="points_listing"/>. Finding the points with largest <text:span text:style-name="T8">x</text:span> and <text:span text:style-name="T8">y</text:span> values</text:p>
      <text:p text:style-name="Code_20_First">#include &lt;algorithm&gt;</text:p>
      <text:p text:style-name="Code">#include &lt;iostream&gt;</text:p>
      <text:p text:style-name="Code">#include &lt;istream&gt;</text:p>
      <text:p text:style-name="Code">#include &lt;limits&gt;</text:p>
      <text:p text:style-name="Code">#include &lt;ostream&gt;</text:p>
      <text:p text:style-name="Code">#include &lt;vector&gt;</text:p>
      <text:p text:style-name="Code"/>
      <text:p text:style-name="Code">int main()</text:p>
      <text:p text:style-name="Code">{</text:p>
      <text:p text:style-name="Code"><text:s text:c="2"/>typedef std::vector&lt;int&gt; <text:change-start text:change-id="ct1241849160"/>intvec<text:change-end text:change-id="ct1241849160"/><text:change text:change-id="ct1241846584"/>;</text:p>
      <text:p text:style-name="Code"><text:s text:c="2"/>typedef <text:change-start text:change-id="ct1241846024"/>intvec<text:change-end text:change-id="ct1241846024"/><text:change text:change-id="ct1241848936"/>::iterator <text:s/>iterator;</text:p>
      <text:p text:style-name="Code"/>
      <text:p text:style-name="Code"><text:s text:c="2"/><text:change text:change-id="ct1241842708"/><text:change-start text:change-id="ct1241848152"/>intvec<text:change-end text:change-id="ct1241848152"/> xs, ys; <text:s text:c="7"/>// store the xs and ys</text:p>
      <text:p text:style-name="Code"/>
      <text:p text:style-name="Code"><text:s text:c="2"/>{ // local block to keep I/O variables local</text:p>
      <text:p text:style-name="Code"><text:s text:c="4"/>int x(0), y(0); <text:s text:c="5"/>// variables for I/O</text:p>
      <text:p text:style-name="Code"><text:s text:c="4"/>char sep(' ');</text:p>
      <text:p text:style-name="Code"><text:s text:c="4"/>// Loop while the input stream has an integer (x), a character (sep),</text:p>
      <text:p text:style-name="Code"><text:s text:c="4"/>// and another integer (y); then test that the separator is a comma.</text:p>
      <text:p text:style-name="Code"><text:s text:c="4"/>while (std::cin &gt;&gt; x &gt;&gt; sep<text:change text:change-id="ct1243098636"/> and sep == ','<text:change-start text:change-id="ct1243098188"/> and std::cin &gt;&gt; y<text:change-end text:change-id="ct1243098188"/>)<text:hidden-text text:condition="ooow:comment == 1" text:string-value="I am unhappy with this code. I think the test for a separator comes too late. Remember that readers will emulate your style. Yes, this is a teaching style not a production code style but it should still stick with good programming practice." text:is-hidden="true">I am unhappy with this code. I think the test for a separator comes too late. Remember that readers will emulate your style. Yes, this is a teaching style not a production code style but it should still stick with good programming practice.</text:hidden-text></text:p>
      <text:p text:style-name="Code"><text:s text:c="4"/>{</text:p>
      <text:p text:style-name="Code"><text:s text:c="6"/>xs.push_back(x);</text:p>
      <text:p text:style-name="Code"><text:s text:c="6"/>ys.push_back(y);</text:p>
      <text:p text:style-name="Code"><text:s text:c="4"/>}</text:p>
      <text:p text:style-name="Code"><text:s text:c="2"/>}</text:p>
      <text:p text:style-name="Code"/>
      <text:p text:style-name="Code"><text:s text:c="2"/>for (iterator x(xs.begin()), y(ys.begin()); x != xs.end(); ++x, ++y)</text:p>
      <text:p text:style-name="Code"><text:s text:c="4"/>std::cout &lt;&lt; *x &lt;&lt; ',' &lt;&lt; *y &lt;&lt; '\n';</text:p>
      <text:p text:style-name="Code_20_Last">}</text:p>
      <text:p text:style-name="Body_20_Text_20_Cont">The <text:span text:style-name="Code_20_Inline">while</text:span> loop is the key. The loop condition reads an integer<text:change text:change-id="ct1243097852"/><text:change-start text:change-id="ct1243095948"/> and<text:change-end text:change-id="ct1243095948"/> a character, <text:change text:change-id="ct1243097180"/>and <text:change-start text:change-id="ct1243097628"/>then <text:change-end text:change-id="ct1243097628"/>the condition tests whether the character is a comma<text:change-start text:change-id="ct1243096732"/> before reading<text:change-end text:change-id="ct1243096732"/><text:change-start text:change-id="ct1243095612"/> a second integer<text:change-end text:change-id="ct1243095612"/>. <text:change-start text:change-id="ct1243097964"/>The loop terminates if the input is invalid or if the loop reaches the end of file. <text:change-end text:change-id="ct1243097964"/>Thus, any ill-formed input terminates the loop, as does the end of the input stream. A more sophisticated program would distinguish between these two cases, but that’s a side issue for the moment.</text:p>
      <text:p text:style-name="Heading_20_1">Newlines and Portability</text:p>
      <text:p text:style-name="Body_20_Text_20_First">Listing <text:variable-get text:name="chapter" office:value-type="float" style:data-style-name="N0">16</text:variable-get>-<text:reference-ref text:reference-format="text" text:ref-name="points_listing">3</text:reference-ref>, and every other program so far, prints <text:span text:style-name="Code_20_Inline">'\n'</text:span> <text:hidden-text text:condition="ooow:comment == 1" text:string-value="I wish that were the case, but you need to review all your example code because quite often you have used &quot;\n&quot; instead of '\n'. I suggest you do a global search for instances of &quot;\n&quot; throughout your text" text:is-hidden="true">I wish that were the case, but you need to review all your example code because quite often you have used "\n" instead of '\n'. I suggest you do a global search for instances of "\n" throughout your text</text:hidden-text><text:change-start text:change-id="ct1243096284"/>[Done]<text:change-end text:change-id="ct1243096284"/>at the end of each line of output. We have done so without considering what that really means. Different environments have different conventions for end-of-line characters. UNIX uses a line feed (<text:span text:style-name="Code_20_Inline">'\x0a'</text:span>); MacOS uses a carriage return (<text:span text:style-name="Code_20_Inline">'\x0d'</text:span>); DOS and Microsoft Windows use a combination of a carriage return followed by a line feed (<text:span text:style-name="Code_20_Inline">'\x0d\x0a'</text:span>); and some operating systems don’t use line terminators, but instead have record-oriented files, and each line is a separate record. </text:p>
      <text:p text:style-name="Body_20_Text">In all these cases, the C++ I/O streams automatically convert<text:change text:change-id="ct1243097068"/> <text:change text:change-id="ct1243097516"/><text:change-start text:change-id="ct1243095276"/>a<text:change-end text:change-id="ct1243095276"/> native line ending to a single <text:span text:style-name="Code_20_Inline">'\n'</text:span> character. When you print <text:span text:style-name="Code_20_Inline">'\n'</text:span> to an output stream, the library automatically converts it to a native line ending (or terminates the record).</text:p>
      <text:p text:style-name="Body_20_Text">In other words, you can write programs that use <text:span text:style-name="Code_20_Inline">'\n'</text:span> as a line ending and not concern yourself with native OS conventions. Your source code will be portable to all C++ environments. (If you don’t want this mapping to take place, you can open a file in binary mode. You will learn about these details in Exploration ###, <text:change-start text:change-id="ct1243344192"/><text:hidden-text text:condition="ooow:" text:string-value="[MM] Do you know which it will be?" text:is-hidden="true"/><text:change-end text:change-id="ct1243344192"/><text:change-start text:change-id="ct1243344416"/><text:hidden-text text:condition="ooow:" text:string-value="[RL]I can guess, but it’s so far back in the book, it’s bound to change. When I finish the draft, I can do a global search for ### to see what I need to fill in." text:is-hidden="true"/><text:change-end text:change-id="ct1243344416"/>which introduces file I/O.<text:hidden-text text:condition="ooow:comment == 1" text:string-value="However there is a subtle portability issue here. If you take a text file written for example on a Mac and use it as an input stream for a progam executing under DOS you will not get what you expect." text:is-hidden="true">However there is a subtle portability issue here. If you take a text file written for example on a Mac and use it as an input stream for a progam executing under DOS you will not get what you expect.</text:hidden-text><text:change-start text:change-id="ct1243343072"/><text:hidden-text text:condition="ooow:" text:string-value="[RL] Yes, but that’s outside the scope of this book." text:is-hidden="true"/><text:change-end text:change-id="ct1243343072"/>)</text:p>
      <text:p text:style-name="Heading_20_1">Character Escapes</text:p>
      <text:p text:style-name="Body_20_Text_20_First">In addition to <text:span text:style-name="Code_20_Inline">'\n'</text:span>, C++ offers several other <text:span text:style-name="T2">escape sequences</text:span>, such as <text:span text:style-name="Code_20_Inline">'\t'</text:span> for horizontal tab. Table <text:variable-get text:name="chapter" office:value-type="float" style:data-style-name="N0">16</text:variable-get>-<text:reference-ref text:reference-format="text" text:ref-name="escape_table">1</text:reference-ref> lists all the character escapes. Remember that you can use these escapes in character literals and string literals.</text:p>
      <text:p text:style-name="Table_20_Caption">Table <text:variable-get text:name="chapter" office:value-type="float" style:data-style-name="N0">16</text:variable-get>-<text:reference-mark-start text:name="escape_table"/><text:sequence text:ref-name="refTable0" text:name="Table" text:formula="ooow:Table+1" style:num-format="1">1</text:sequence><text:reference-mark-end text:name="escape_table"/>. Character escape sequences</text:p>
      <table:table table:name="Table1" table:style-name="Table1">
        <table:table-column table:style-name="Table1.A"/>
        <table:table-column table:style-name="Table1.B"/>
        <table:table-header-rows>
          <table:table-row>
            <table:table-cell office:value-type="string">
              <text:p text:style-name="Table_20_Head">Escape</text:p>
            </table:table-cell>
            <table:table-cell office:value-type="string">
              <text:p text:style-name="Table_20_Head">Meaning</text:p>
            </table:table-cell>
          </table:table-row>
        </table:table-header-rows>
        <table:table-row>
          <table:table-cell office:value-type="string">
            <text:p text:style-name="Table_20_Text">
       <text:span text:style-name="Code_20_Inline">\a</text:span>
      </text:p>
          </table:table-cell>
          <table:table-cell office:value-type="string">
            <text:p text:style-name="Table_20_Text">Alert: ring a bell or otherwise signal the user</text:p>
          </table:table-cell>
        </table:table-row>
        <table:table-row>
          <table:table-cell office:value-type="string">
            <text:p text:style-name="Table_20_Text">
       <text:span text:style-name="Code_20_Inline">\b</text:span>
      </text:p>
          </table:table-cell>
          <table:table-cell office:value-type="string">
            <text:p text:style-name="Table_20_Text">Backspace</text:p>
          </table:table-cell>
        </table:table-row>
        <table:table-row>
          <table:table-cell office:value-type="string">
            <text:p text:style-name="Table_20_Text">
       <text:span text:style-name="Code_20_Inline">\f</text:span>
      </text:p>
          </table:table-cell>
          <table:table-cell office:value-type="string">
            <text:p text:style-name="Table_20_Text">Formfeed</text:p>
          </table:table-cell>
        </table:table-row>
        <table:table-row>
          <table:table-cell office:value-type="string">
            <text:p text:style-name="Table_20_Text">
       <text:span text:style-name="Code_20_Inline">\n</text:span>
      </text:p>
          </table:table-cell>
          <table:table-cell office:value-type="string">
            <text:p text:style-name="Table_20_Text">Newline</text:p>
          </table:table-cell>
        </table:table-row>
        <table:table-row>
          <table:table-cell office:value-type="string">
            <text:p text:style-name="Table_20_Text">
       <text:span text:style-name="Code_20_Inline">\r</text:span>
      </text:p>
          </table:table-cell>
          <table:table-cell office:value-type="string">
            <text:p text:style-name="Table_20_Text">Carriage return</text:p>
          </table:table-cell>
        </table:table-row>
        <table:table-row>
          <table:table-cell office:value-type="string">
            <text:p text:style-name="Table_20_Text">
       <text:span text:style-name="Code_20_Inline">\t</text:span>
      </text:p>
          </table:table-cell>
          <table:table-cell office:value-type="string">
            <text:p text:style-name="Table_20_Text">Horizontal tab</text:p>
          </table:table-cell>
        </table:table-row>
        <table:table-row>
          <table:table-cell office:value-type="string">
            <text:p text:style-name="Table_20_Text">
       <text:span text:style-name="Code_20_Inline">\v</text:span>
      </text:p>
          </table:table-cell>
          <table:table-cell office:value-type="string">
            <text:p text:style-name="Table_20_Text">Vertical tab</text:p>
          </table:table-cell>
        </table:table-row>
        <table:table-row>
          <table:table-cell office:value-type="string">
            <text:p text:style-name="Table_20_Text">
       <text:span text:style-name="Code_20_Inline">\\</text:span>
      </text:p>
          </table:table-cell>
          <table:table-cell office:value-type="string">
            <text:p text:style-name="Table_20_Text">Literal <text:span text:style-name="Code_20_Inline">\</text:span></text:p>
          </table:table-cell>
        </table:table-row>
        <table:table-row>
          <table:table-cell office:value-type="string">
            <text:p text:style-name="Table_20_Text">
       <text:span text:style-name="Code_20_Inline">\?</text:span>
      </text:p>
          </table:table-cell>
          <table:table-cell office:value-type="string">
            <text:p text:style-name="Table_20_Text">Literal <text:span text:style-name="Code_20_Inline">?</text:span></text:p>
          </table:table-cell>
        </table:table-row>
        <table:table-row>
          <table:table-cell office:value-type="string">
            <text:p text:style-name="Table_20_Text">
       <text:span text:style-name="Code_20_Inline">\'</text:span>
      </text:p>
          </table:table-cell>
          <table:table-cell office:value-type="string">
            <text:p text:style-name="Table_20_Text">Literal <text:span text:style-name="Code_20_Inline">'</text:span></text:p>
          </table:table-cell>
        </table:table-row>
        <table:table-row>
          <table:table-cell office:value-type="string">
            <text:p text:style-name="Table_20_Text">
       <text:span text:style-name="Code_20_Inline">\"</text:span>
      </text:p>
          </table:table-cell>
          <table:table-cell office:value-type="string">
            <text:p text:style-name="Table_20_Text">Literal <text:span text:style-name="Code_20_Inline">"</text:span></text:p>
          </table:table-cell>
        </table:table-row>
        <table:table-row>
          <table:table-cell office:value-type="string">
            <text:p text:style-name="Table_20_Text">
       <text:span text:style-name="Code_20_Inline">\</text:span>
       <text:span text:style-name="T2">OOO</text:span>
      </text:p>
          </table:table-cell>
          <table:table-cell office:value-type="string">
            <text:p text:style-name="Table_20_Text">Octal (base 8) character value</text:p>
          </table:table-cell>
        </table:table-row>
        <table:table-row>
          <table:table-cell office:value-type="string">
            <text:p text:style-name="Table_20_Text_20_Last">
       <text:span text:style-name="Code_20_Inline">\x</text:span>
       <text:span text:style-name="T2">XX...</text:span>
      </text:p>
          </table:table-cell>
          <table:table-cell office:value-type="string">
            <text:p text:style-name="Table_20_Text_20_Last">Hexadecimal (base 16) character value</text:p>
          </table:table-cell>
        </table:table-row>
      </table:table>
      <text:p text:style-name="Body_20_Text">The last two items are the most interesting. An escape sequence of one to three octal digits (<text:span text:style-name="Code_20_Inline">0</text:span> to <text:span text:style-name="Code_20_Inline">7</text:span>) specifies the value of the character. Which character the value represents is up to the implementation. </text:p>
      <text:p text:style-name="Body_20_Text">Understanding all the caveats from the first section of this exploration, there are times when you need to specify an actual character value. The most common is <text:span text:style-name="Code_20_Inline">'\0'</text:span>, which is the character with value zero, also called a <text:span text:style-name="T2">null character</text:span>. You might choose to use this character to initialize <text:span text:style-name="Code_20_Inline">char</text:span> variables<text:hidden-text text:condition="ooow:comment == 1" text:string-value="However using a plain zero will do the job just as well." text:is-hidden="true">However using a plain zero will do the job just as well.</text:hidden-text><text:change-start text:change-id="ct1243343632"/><text:hidden-text text:condition="ooow:" text:string-value="[RL] Yes, but I like to use ‘\0’ because that way the maintainer doesn’t have to guess whether 0 is a typo for '0' or intended to be '\0'." text:is-hidden="true"/><text:change-end text:change-id="ct1243343632"/>. It has some other uses, especially when interfacing with C functions and the legacy C standard library.</text:p>
      <text:p text:style-name="Body_20_Text">The final escape sequence (<text:span text:style-name="Code_20_Inline">\x</text:span>) lets you specify a character value in hexadecimal. Typically, you would use two hexadecimal digits, because two hexadecimal digits are all that fit in the typical, 8-bit, <text:span text:style-name="Code_20_Inline">char</text:span>. (The purpose of longer <text:span text:style-name="Code_20_Inline">\x</text:span> escapes is for wide characters, the subject of Exploration ###.)<text:change-start text:change-id="ct1243342176"/><text:hidden-text text:condition="ooow:" text:string-value="[MM] Do you know which it will be?" text:is-hidden="true"/><text:change-end text:change-id="ct1243342176"/><text:change-start text:change-id="ct1243340944"/><text:hidden-text text:condition="ooow:" text:string-value="[RL] I keep moving that chapter around. My current plan is 53." text:is-hidden="true"/><text:change-end text:change-id="ct1243340944"/></text:p>
      <text:p text:style-name="Body_20_Text">The next section continues the exploration of characters by examining how C++ classifies characters according to letter, digit, punctuation,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Definition"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6 - Characters</dc:title>
    <dc:subject>Exploring C++</dc:subject>
    <meta:initial-creator>Ray Lischner</meta:initial-creator>
    <meta:creation-date>2006-03-30T10:01:31</meta:creation-date>
    <dc:creator>Ray Lischner</dc:creator>
    <dc:date>2006-09-22T00:37:28</dc:date>
    <dc:language>en-US</dc:language>
    <meta:editing-cycles>95</meta:editing-cycles>
    <meta:editing-duration>P11DT4H39M36S</meta:editing-duration>
    <meta:user-defined meta:name="codex-configfile">apress-cpp-dox.xml</meta:user-defined>
    <meta:user-defined meta:name="codex-chapter-number">16</meta:user-defined>
    <meta:user-defined meta:name="codex-doxygen"/>
    <meta:user-defined meta:name="Info 4"/>
    <meta:document-statistic meta:table-count="1" meta:image-count="0" meta:object-count="0" meta:page-count="6" meta:paragraph-count="172" meta:word-count="1833" meta:character-count="10915"/>
  </office:meta>
</office:document-meta>
</file>